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70e7d" officeooo:paragraph-rsid="00070e7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70e7d" officeooo:paragraph-rsid="00070e7d" style:font-weight-asian="bold" style:font-weight-complex="bold"/>
    </style:style>
    <style:style style:name="P3" style:family="paragraph" style:parent-style-name="Standard">
      <style:text-properties officeooo:rsid="0008d8b2" officeooo:paragraph-rsid="0008d8b2"/>
    </style:style>
    <style:style style:name="T1" style:family="text">
      <style:text-properties officeooo:rsid="0008d8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9p<text:span text:style-name="T1">2</text:span> – Psuedocode</text:p>
      <text:p text:style-name="P1"/>
      <text:p text:style-name="P3">while(True): //keeps loop running to allow user to allow further input</text:p>
      <text:p text:style-name="P3"><text:s text:c="4"/>x = user input //prompt user for input</text:p>
      <text:p text:style-name="P3"><text:s text:c="4"/>counter = 0 //set counter variable to 0</text:p>
      <text:p text:style-name="P3"/>
      <text:p text:style-name="P3"><text:s text:c="4"/>if x &lt; 0: //if user input is less than 0 i.e. negative number</text:p>
      <text:p text:style-name="P3"><text:s text:c="8"/>print("negative int entered - program end"); //notify user they entered invalid int</text:p>
      <text:p text:style-name="P3"><text:s text:c="8"/>break; //terminate program</text:p>
      <text:p text:style-name="P3"/>
      <text:p text:style-name="P3"><text:s text:c="4"/>for y in range(1,x+1): //while a variable y falls between 1 and x+1 – note x+1 is used as loop initial decrease x value on first interation.</text:p>
      <text:p text:style-name="P3"><text:s text:c="8"/>counter += x; //increase the counter variable by x amount</text:p>
      <text:p text:style-name="P3"><text:s text:c="8"/>x -= 1; //decrease x value by 1 each time loop runs</text:p>
      <text:p text:style-name="P3"><text:s text:c="8"/>y += 1; //increment y value by 1 each time loop runs</text:p>
      <text:p text:style-name="P3"><text:s text:c="4"/></text:p>
      <text:p text:style-name="P3"><text:s text:c="4"/>print("Total is:", counter) //after loop finishes print out total value of coun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4:25:14.408141998</meta:creation-date>
    <meta:generator>LibreOffice/5.1.4.2$Linux_X86_64 LibreOffice_project/10m0$Build-2</meta:generator>
    <dc:date>2016-10-25T14:34:18.325796892</dc:date>
    <meta:editing-duration>PT8M36S</meta:editing-duration>
    <meta:editing-cycles>2</meta:editing-cycles>
    <meta:document-statistic meta:table-count="0" meta:image-count="0" meta:object-count="0" meta:page-count="1" meta:paragraph-count="13" meta:word-count="130" meta:character-count="781" meta:non-whitespace-character-count="597"/>
  </office:meta>
</office:document-meta>
</file>